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svg:stroke-opacity="20%" draw:stroke-linejoin="round" svg:stroke-linecap="butt" draw:fill="solid" draw:fill-color="#000000"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00"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T1" style:family="text">
      <style:text-properties fo:color="#000000" loext:opacity="100%" style:font-name="DejaVuSans1" fo:font-size="10pt" fo:font-weight="normal" style:font-size-asian="10pt" style:font-weight-asian="normal" style:font-name-complex="DejaVuSans1" style:font-size-complex="10pt" style:font-weight-complex="normal"/>
    </style:style>
    <style:style style:name="T2" style:family="text">
      <style:text-properties fo:color="#0000ff" loext:opacity="100%" style:font-name="DejaVuSans1" fo:font-size="10pt" fo:font-weight="normal" style:font-size-asian="10pt" style:font-weight-asian="normal" style:font-name-complex="DejaVuSans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671cm" svg:x="1.905cm" svg:y="1.219cm" svg:viewBox="0 0 11812 7672" draw:points="0,7672 11812,7672 11812,0 0,0">
          <text:p/>
        </draw:polygon>
        <draw:polygon draw:style-name="gr2" draw:text-style-name="P2" draw:layer="layout" svg:width="10.738cm" svg:height="7.306cm" svg:x="2.441cm" svg:y="1.584cm" svg:viewBox="0 0 10739 7307" draw:points="0,0 95,107 189,163 283,203 377,239 471,298 565,329 660,387 754,460 848,507 942,583 1036,594 1131,661 1225,737 1319,789 1413,824 1507,885 1602,929 1696,981 1790,1042 1884,1050 1978,1087 2072,1112 2167,1197 2261,1230 2355,1268 2449,1326 2543,1328 2638,1372 2732,1391 2826,1454 2920,1485 3015,1500 3110,1546 3204,1582 3298,1647 3392,1715 3486,1739 3580,1791 3675,1824 3769,1895 3863,1940 3957,2014 4051,2074 4146,2110 4240,2157 4334,2242 4428,2322 4522,2378 4617,2451 4711,2521 4805,2551 4899,2604 4993,2645 5087,2681 5182,2766 5276,2795 5370,2819 5464,2876 5558,2984 5653,3064 5747,3054 5841,3126 5935,3234 6029,3260 6123,3294 6218,3355 6312,3423 6406,3465 6500,3448 6594,3492 6689,3550 6783,3568 6877,3604 6971,3693 7065,3685 7160,3718 7254,3691 7348,3754 7442,3807 7536,3872 7630,3924 7725,4077 7819,4076 7913,4209 8007,4310 8101,4356 8196,4405 8290,4397 8384,4509 8478,4536 8572,4544 8667,4692 8761,4712 8855,4767 8949,4782 9043,4907 9137,5019 9232,5105 9326,5105 9420,5249 9514,5533 9608,5603 9703,5733 9797,6075 9891,6142 9985,6425 10079,6541 10174,6485 10268,7061 10362,7272 10456,7307 10550,6980 10644,6799 10739,5013 10739,1568 10644,4850 10550,4966 10456,4707 10362,5230 10268,5417 10174,4744 10079,5249 9985,5227 9891,4850 9797,4807 9703,4768 9608,4726 9514,4580 9420,4444 9326,4419 9232,4464 9137,4294 9043,4315 8949,4072 8855,4060 8761,4025 8667,3914 8572,3753 8478,3726 8384,3826 8290,3667 8196,3688 8101,3568 8007,3473 7913,3442 7819,3464 7725,3459 7630,3440 7536,3358 7442,3272 7348,3167 7254,3073 7160,3041 7065,3002 6971,2971 6877,2994 6783,3008 6689,2986 6594,2976 6500,2900 6406,2886 6312,2856 6218,2842 6123,2761 6029,2642 5935,2596 5841,2558 5747,2502 5653,2474 5558,2437 5464,2394 5370,2325 5276,2261 5182,2215 5087,2158 4993,2101 4899,2059 4805,1998 4711,1946 4617,1875 4522,1770 4428,1735 4334,1700 4240,1641 4146,1621 4051,1613 3957,1530 3863,1449 3769,1406 3675,1355 3580,1309 3486,1283 3392,1226 3298,1192 3204,1139 3110,1135 3015,1071 2920,1019 2826,965 2732,952 2638,936 2543,873 2449,827 2355,817 2261,787 2167,760 2072,739 1978,708 1884,673 1790,649 1696,630 1602,602 1507,559 1413,524 1319,475 1225,439 1131,398 1036,311 942,281 848,260 754,232 660,207 565,167 471,150 377,125 283,62 189,45 95,18">
          <text:p/>
        </draw:polygon>
        <draw:polygon draw:style-name="gr3" draw:text-style-name="P3" draw:layer="layout" svg:width="0cm" svg:height="0.122cm" svg:x="2.441cm" svg:y="8.89cm" svg:viewBox="0 0 0 123" draw:points="0,0 0,123">
          <text:p/>
        </draw:polygon>
        <draw:line draw:style-name="gr4" draw:text-style-name="P4" draw:layer="layout" svg:x1="2.441cm" svg:y1="8.89cm" svg:x2="2.441cm" svg:y2="9.013cm">
          <text:p/>
        </draw:line>
        <draw:polygon draw:style-name="gr3" draw:text-style-name="P3" draw:layer="layout" svg:width="0cm" svg:height="0.122cm" svg:x="4.325cm" svg:y="8.89cm" svg:viewBox="0 0 0 123" draw:points="0,0 0,123">
          <text:p/>
        </draw:polygon>
        <draw:line draw:style-name="gr4" draw:text-style-name="P4" draw:layer="layout" svg:x1="4.325cm" svg:y1="8.89cm" svg:x2="4.325cm" svg:y2="9.013cm">
          <text:p/>
        </draw:line>
        <draw:frame draw:style-name="gr5" draw:text-style-name="P6" draw:layer="layout" svg:width="0.675cm" svg:height="0.412cm" svg:x="2.105cm" svg:y="9.077cm">
          <draw:text-box>
            <text:p text:style-name="P5"><text:span text:style-name="T1">579</text:span></text:p>
          </draw:text-box>
        </draw:frame>
        <draw:polygon draw:style-name="gr3" draw:text-style-name="P3" draw:layer="layout" svg:width="0cm" svg:height="0.122cm" svg:x="6.209cm" svg:y="8.89cm" svg:viewBox="0 0 0 123" draw:points="0,0 0,123">
          <text:p/>
        </draw:polygon>
        <draw:line draw:style-name="gr4" draw:text-style-name="P4" draw:layer="layout" svg:x1="6.209cm" svg:y1="8.89cm" svg:x2="6.209cm" svg:y2="9.013cm">
          <text:p/>
        </draw:line>
        <draw:frame draw:style-name="gr5" draw:text-style-name="P6" draw:layer="layout" svg:width="0.675cm" svg:height="0.412cm" svg:x="3.989cm" svg:y="9.077cm">
          <draw:text-box>
            <text:p text:style-name="P5"><text:span text:style-name="T1">479</text:span></text:p>
          </draw:text-box>
        </draw:frame>
        <draw:polygon draw:style-name="gr3" draw:text-style-name="P3" draw:layer="layout" svg:width="0cm" svg:height="0.122cm" svg:x="8.093cm" svg:y="8.89cm" svg:viewBox="0 0 0 123" draw:points="0,0 0,123">
          <text:p/>
        </draw:polygon>
        <draw:line draw:style-name="gr4" draw:text-style-name="P4" draw:layer="layout" svg:x1="8.093cm" svg:y1="8.89cm" svg:x2="8.093cm" svg:y2="9.013cm">
          <text:p/>
        </draw:line>
        <draw:frame draw:style-name="gr5" draw:text-style-name="P6" draw:layer="layout" svg:width="0.675cm" svg:height="0.412cm" svg:x="5.873cm" svg:y="9.077cm">
          <draw:text-box>
            <text:p text:style-name="P5"><text:span text:style-name="T1">379</text:span></text:p>
          </draw:text-box>
        </draw:frame>
        <draw:polygon draw:style-name="gr3" draw:text-style-name="P3" draw:layer="layout" svg:width="0cm" svg:height="0.122cm" svg:x="9.976cm" svg:y="8.89cm" svg:viewBox="0 0 0 123" draw:points="0,0 0,123">
          <text:p/>
        </draw:polygon>
        <draw:line draw:style-name="gr4" draw:text-style-name="P4" draw:layer="layout" svg:x1="9.976cm" svg:y1="8.89cm" svg:x2="9.976cm" svg:y2="9.013cm">
          <text:p/>
        </draw:line>
        <draw:frame draw:style-name="gr5" draw:text-style-name="P6" draw:layer="layout" svg:width="0.675cm" svg:height="0.412cm" svg:x="7.757cm" svg:y="9.077cm">
          <draw:text-box>
            <text:p text:style-name="P5"><text:span text:style-name="T1">279</text:span></text:p>
          </draw:text-box>
        </draw:frame>
        <draw:polygon draw:style-name="gr3" draw:text-style-name="P3" draw:layer="layout" svg:width="0cm" svg:height="0.122cm" svg:x="11.86cm" svg:y="8.89cm" svg:viewBox="0 0 0 123" draw:points="0,0 0,123">
          <text:p/>
        </draw:polygon>
        <draw:line draw:style-name="gr4" draw:text-style-name="P4" draw:layer="layout" svg:x1="11.86cm" svg:y1="8.89cm" svg:x2="11.86cm" svg:y2="9.013cm">
          <text:p/>
        </draw:line>
        <draw:frame draw:style-name="gr5" draw:text-style-name="P6" draw:layer="layout" svg:width="0.675cm" svg:height="0.412cm" svg:x="9.64cm" svg:y="9.077cm">
          <draw:text-box>
            <text:p text:style-name="P5"><text:span text:style-name="T1">179</text:span></text:p>
          </draw:text-box>
        </draw:frame>
        <draw:polygon draw:style-name="gr3" draw:text-style-name="P3" draw:layer="layout" svg:width="0cm" svg:height="0.122cm" svg:x="13.348cm" svg:y="8.89cm" svg:viewBox="0 0 0 123" draw:points="0,0 0,123">
          <text:p/>
        </draw:polygon>
        <draw:line draw:style-name="gr4" draw:text-style-name="P4" draw:layer="layout" svg:x1="13.348cm" svg:y1="8.89cm" svg:x2="13.348cm" svg:y2="9.013cm">
          <text:p/>
        </draw:line>
        <draw:frame draw:style-name="gr5" draw:text-style-name="P6" draw:layer="layout" svg:width="0.451cm" svg:height="0.412cm" svg:x="11.636cm" svg:y="9.077cm">
          <draw:text-box>
            <text:p text:style-name="P5"><text:span text:style-name="T1">79</text:span></text:p>
          </draw:text-box>
        </draw:frame>
        <draw:frame draw:style-name="gr5" draw:text-style-name="P6" draw:layer="layout" svg:width="0.352cm" svg:height="0.412cm" svg:x="13.236cm" svg:y="9.077cm">
          <draw:text-box>
            <text:p text:style-name="P5"><text:span text:style-name="T1">0</text:span></text:p>
          </draw:text-box>
        </draw:frame>
        <draw:polygon draw:style-name="gr3" draw:text-style-name="P3" draw:layer="layout" svg:width="0.123cm" svg:height="0cm" svg:x="1.781cm" svg:y="8.273cm" svg:viewBox="0 0 124 0" draw:points="124,0 0,0">
          <text:p/>
        </draw:polygon>
        <draw:line draw:style-name="gr4" draw:text-style-name="P4" draw:layer="layout" svg:x1="1.905cm" svg:y1="8.273cm" svg:x2="1.781cm" svg:y2="8.273cm">
          <text:p/>
        </draw:line>
        <draw:frame draw:style-name="gr5" draw:text-style-name="P6" draw:layer="layout" svg:width="5.332cm" svg:height="0.412cm" svg:x="5.139cm" svg:y="9.56cm">
          <draw:text-box>
            <text:p text:style-name="P5"><text:span text:style-name="T1">Number of remaining samples</text:span></text:p>
          </draw:text-box>
        </draw:frame>
        <draw:polygon draw:style-name="gr3" draw:text-style-name="P3" draw:layer="layout" svg:width="0.123cm" svg:height="0cm" svg:x="1.781cm" svg:y="6.852cm" svg:viewBox="0 0 124 0" draw:points="124,0 0,0">
          <text:p/>
        </draw:polygon>
        <draw:line draw:style-name="gr4" draw:text-style-name="P4" draw:layer="layout" svg:x1="1.905cm" svg:y1="6.852cm" svg:x2="1.781cm" svg:y2="6.852cm">
          <text:p/>
        </draw:line>
        <draw:frame draw:style-name="gr5" draw:text-style-name="P6" draw:layer="layout" svg:width="0.785cm" svg:height="0.412cm" svg:x="0.873cm" svg:y="8.08cm">
          <draw:text-box>
            <text:p text:style-name="P5"><text:span text:style-name="T1">0.14</text:span></text:p>
          </draw:text-box>
        </draw:frame>
        <draw:polygon draw:style-name="gr3" draw:text-style-name="P3" draw:layer="layout" svg:width="0.123cm" svg:height="0cm" svg:x="1.781cm" svg:y="5.43cm" svg:viewBox="0 0 124 0" draw:points="124,0 0,0">
          <text:p/>
        </draw:polygon>
        <draw:line draw:style-name="gr4" draw:text-style-name="P4" draw:layer="layout" svg:x1="1.905cm" svg:y1="5.43cm" svg:x2="1.781cm" svg:y2="5.43cm">
          <text:p/>
        </draw:line>
        <draw:frame draw:style-name="gr5" draw:text-style-name="P6" draw:layer="layout" svg:width="0.785cm" svg:height="0.412cm" svg:x="0.873cm" svg:y="6.659cm">
          <draw:text-box>
            <text:p text:style-name="P5"><text:span text:style-name="T1">0.16</text:span></text:p>
          </draw:text-box>
        </draw:frame>
        <draw:polygon draw:style-name="gr3" draw:text-style-name="P3" draw:layer="layout" svg:width="0.123cm" svg:height="0cm" svg:x="1.781cm" svg:y="4.009cm" svg:viewBox="0 0 124 0" draw:points="124,0 0,0">
          <text:p/>
        </draw:polygon>
        <draw:line draw:style-name="gr4" draw:text-style-name="P4" draw:layer="layout" svg:x1="1.905cm" svg:y1="4.009cm" svg:x2="1.781cm" svg:y2="4.009cm">
          <text:p/>
        </draw:line>
        <draw:frame draw:style-name="gr5" draw:text-style-name="P6" draw:layer="layout" svg:width="0.785cm" svg:height="0.412cm" svg:x="0.873cm" svg:y="5.237cm">
          <draw:text-box>
            <text:p text:style-name="P5"><text:span text:style-name="T1">0.18</text:span></text:p>
          </draw:text-box>
        </draw:frame>
        <draw:polygon draw:style-name="gr3" draw:text-style-name="P3" draw:layer="layout" svg:width="0.123cm" svg:height="0cm" svg:x="1.781cm" svg:y="2.587cm" svg:viewBox="0 0 124 0" draw:points="124,0 0,0">
          <text:p/>
        </draw:polygon>
        <draw:line draw:style-name="gr4" draw:text-style-name="P4" draw:layer="layout" svg:x1="1.905cm" svg:y1="2.587cm" svg:x2="1.781cm" svg:y2="2.587cm">
          <text:p/>
        </draw:line>
        <draw:frame draw:style-name="gr5" draw:text-style-name="P6" draw:layer="layout" svg:width="0.785cm" svg:height="0.412cm" svg:x="0.873cm" svg:y="3.816cm">
          <draw:text-box>
            <text:p text:style-name="P5"><text:span text:style-name="T1">0.20</text:span></text:p>
          </draw:text-box>
        </draw:frame>
        <draw:frame draw:style-name="gr5" draw:text-style-name="P6" draw:layer="layout" svg:width="0.785cm" svg:height="0.412cm" svg:x="0.873cm" svg:y="2.394cm">
          <draw:text-box>
            <text:p text:style-name="P5"><text:span text:style-name="T1">0.22</text:span></text:p>
          </draw:text-box>
        </draw:frame>
        <draw:polyline draw:style-name="gr6" draw:text-style-name="P4" draw:layer="layout" svg:width="10.738cm" svg:height="6.25cm" svg:x="2.441cm" svg:y="1.584cm" svg:viewBox="0 0 10739 6251" draw:points="0,0 95,63 189,104 283,133 377,182 471,224 565,248 660,297 754,346 848,384 942,432 1036,452 1131,530 1225,588 1319,632 1413,674 1507,722 1602,765 1696,805 1790,845 1884,862 1978,898 2072,926 2167,978 2261,1008 2355,1042 2449,1076 2543,1100 2638,1154 2732,1172 2826,1210 2920,1252 3015,1286 3110,1340 3204,1360 3298,1419 3392,1470 3486,1511 3580,1551 3675,1590 3769,1652 3863,1695 3957,1773 4051,1844 4146,1866 4240,1899 4334,1972 4428,2029 4522,2075 4617,2164 4711,2234 4805,2275 4899,2332 4993,2373 5087,2419 5182,2491 5276,2528 5370,2572 5464,2635 5558,2711 5653,2769 5747,2778 5841,2842 5935,2915 6029,2951 6123,3028 6218,3098 6312,3140 6406,3175 6500,3174 6594,3234 6689,3268 6783,3288 6877,3299 6971,3332 7065,3344 7160,3379 7254,3382 7348,3461 7442,3540 7536,3615 7630,3682 7725,3768 7819,3770 7913,3825 8007,3892 8101,3962 8196,4046 8290,4032 8384,4168 8478,4131 8572,4148 8667,4303 8761,4369 8855,4413 8949,4427 9043,4611 9137,4657 9232,4784 9326,4762 9420,4847 9514,5056 9608,5165 9703,5251 9797,5441 9891,5496 9985,5826 10079,5895 10174,5615 10268,6239 10362,6251 10456,6007 10550,5973 10644,5825 10739,3291">
          <text:p/>
        </draw:polyline>
        <draw:line draw:style-name="gr7" draw:text-style-name="P4" draw:layer="layout" svg:x1="11.201cm" svg:y1="8.89cm" svg:x2="11.201cm" svg:y2="1.219cm">
          <text:p/>
        </draw:line>
        <draw:line draw:style-name="gr7" draw:text-style-name="P4" draw:layer="layout" svg:x1="12.331cm" svg:y1="8.89cm" svg:x2="12.331cm" svg:y2="1.219cm">
          <text:p/>
        </draw:line>
        <draw:line draw:style-name="gr7" draw:text-style-name="P4" draw:layer="layout" svg:x1="11.577cm" svg:y1="8.89cm" svg:x2="11.577cm" svg:y2="1.219cm">
          <text:p/>
        </draw:line>
        <draw:line draw:style-name="gr7" draw:text-style-name="P4" draw:layer="layout" svg:x1="12.331cm" svg:y1="8.89cm" svg:x2="12.331cm" svg:y2="1.219cm">
          <text:p/>
        </draw:line>
        <draw:line draw:style-name="gr7" draw:text-style-name="P4" draw:layer="layout" svg:x1="12.048cm" svg:y1="8.89cm" svg:x2="12.048cm" svg:y2="1.219cm">
          <text:p/>
        </draw:line>
        <draw:line draw:style-name="gr7" draw:text-style-name="P4" draw:layer="layout" svg:x1="12.048cm" svg:y1="8.89cm" svg:x2="12.048cm" svg:y2="1.219cm">
          <text:p/>
        </draw:line>
        <draw:line draw:style-name="gr7" draw:text-style-name="P4" draw:layer="layout" svg:x1="11.389cm" svg:y1="8.89cm" svg:x2="11.389cm" svg:y2="1.219cm">
          <text:p/>
        </draw:line>
        <draw:line draw:style-name="gr7" draw:text-style-name="P4" draw:layer="layout" svg:x1="10.918cm" svg:y1="8.89cm" svg:x2="10.918cm" svg:y2="1.219cm">
          <text:p/>
        </draw:line>
        <draw:line draw:style-name="gr7" draw:text-style-name="P4" draw:layer="layout" svg:x1="12.048cm" svg:y1="8.89cm" svg:x2="12.048cm" svg:y2="1.219cm">
          <text:p/>
        </draw:line>
        <draw:line draw:style-name="gr7" draw:text-style-name="P4" draw:layer="layout" svg:x1="11.766cm" svg:y1="8.89cm" svg:x2="11.766cm" svg:y2="1.219cm">
          <text:p/>
        </draw:line>
        <draw:line draw:style-name="gr8" draw:text-style-name="P4" draw:layer="layout" svg:x1="1.905cm" svg:y1="8.89cm" svg:x2="1.905cm" svg:y2="1.219cm">
          <text:p/>
        </draw:line>
        <draw:line draw:style-name="gr8" draw:text-style-name="P4" draw:layer="layout" svg:x1="13.716cm" svg:y1="8.89cm" svg:x2="13.716cm" svg:y2="1.219cm">
          <text:p/>
        </draw:line>
        <draw:line draw:style-name="gr8" draw:text-style-name="P4" draw:layer="layout" svg:x1="1.905cm" svg:y1="8.89cm" svg:x2="13.716cm" svg:y2="8.89cm">
          <text:p/>
        </draw:line>
        <draw:line draw:style-name="gr8" draw:text-style-name="P4" draw:layer="layout" svg:x1="1.905cm" svg:y1="1.219cm" svg:x2="13.716cm" svg:y2="1.219cm">
          <text:p/>
        </draw:line>
        <draw:polygon draw:style-name="gr3" draw:text-style-name="P3" draw:layer="layout" svg:width="0cm" svg:height="0.123cm" svg:x="11.201cm" svg:y="1.095cm" svg:viewBox="0 0 0 124" draw:points="0,124 0,0">
          <text:p/>
        </draw:polygon>
        <draw:line draw:style-name="gr4" draw:text-style-name="P4" draw:layer="layout" svg:x1="11.201cm" svg:y1="1.219cm" svg:x2="11.201cm" svg:y2="1.095cm">
          <text:p/>
        </draw:line>
        <draw:frame draw:style-name="gr5" draw:text-style-name="P6" draw:layer="layout" svg:width="5.09cm" svg:height="0.412cm" draw:transform="rotate (1.5707963267949) translate (0.331cm 7.601cm)">
          <draw:text-box>
            <text:p text:style-name="P5"><text:span text:style-name="T1">Maximum Mean Discrepancy</text:span></text:p>
          </draw:text-box>
        </draw:frame>
        <draw:polygon draw:style-name="gr3" draw:text-style-name="P3" draw:layer="layout" svg:width="0cm" svg:height="0.123cm" svg:x="12.331cm" svg:y="1.095cm" svg:viewBox="0 0 0 124" draw:points="0,124 0,0">
          <text:p/>
        </draw:polygon>
        <draw:line draw:style-name="gr4" draw:text-style-name="P4" draw:layer="layout" svg:x1="12.331cm" svg:y1="1.219cm" svg:x2="12.331cm" svg:y2="1.095cm">
          <text:p/>
        </draw:line>
        <draw:polygon draw:style-name="gr3" draw:text-style-name="P3" draw:layer="layout" svg:width="0cm" svg:height="0.123cm" svg:x="11.577cm" svg:y="1.095cm" svg:viewBox="0 0 0 124" draw:points="0,124 0,0">
          <text:p/>
        </draw:polygon>
        <draw:line draw:style-name="gr4" draw:text-style-name="P4" draw:layer="layout" svg:x1="11.577cm" svg:y1="1.219cm" svg:x2="11.577cm" svg:y2="1.095cm">
          <text:p/>
        </draw:line>
        <draw:frame draw:style-name="gr5" draw:text-style-name="P6" draw:layer="layout" svg:width="0.451cm" svg:height="0.412cm" svg:x="12.107cm" svg:y="0.572cm">
          <draw:text-box>
            <text:p text:style-name="P5"><text:span text:style-name="T2">54</text:span></text:p>
          </draw:text-box>
        </draw:frame>
        <draw:polygon draw:style-name="gr3" draw:text-style-name="P3" draw:layer="layout" svg:width="0cm" svg:height="0.123cm" svg:x="12.331cm" svg:y="1.095cm" svg:viewBox="0 0 0 124" draw:points="0,124 0,0">
          <text:p/>
        </draw:polygon>
        <draw:line draw:style-name="gr4" draw:text-style-name="P4" draw:layer="layout" svg:x1="12.331cm" svg:y1="1.219cm" svg:x2="12.331cm" svg:y2="1.095cm">
          <text:p/>
        </draw:line>
        <draw:polygon draw:style-name="gr3" draw:text-style-name="P3" draw:layer="layout" svg:width="0cm" svg:height="0.123cm" svg:x="12.048cm" svg:y="1.095cm" svg:viewBox="0 0 0 124" draw:points="0,124 0,0">
          <text:p/>
        </draw:polygon>
        <draw:line draw:style-name="gr4" draw:text-style-name="P4" draw:layer="layout" svg:x1="12.048cm" svg:y1="1.219cm" svg:x2="12.048cm" svg:y2="1.095cm">
          <text:p/>
        </draw:line>
        <draw:frame draw:style-name="gr5" draw:text-style-name="P6" draw:layer="layout" svg:width="0.451cm" svg:height="0.412cm" svg:x="12.107cm" svg:y="0.572cm">
          <draw:text-box>
            <text:p text:style-name="P5"><text:span text:style-name="T2">54</text:span></text:p>
          </draw:text-box>
        </draw:frame>
        <draw:polygon draw:style-name="gr3" draw:text-style-name="P3" draw:layer="layout" svg:width="0cm" svg:height="0.123cm" svg:x="12.048cm" svg:y="1.095cm" svg:viewBox="0 0 0 124" draw:points="0,124 0,0">
          <text:p/>
        </draw:polygon>
        <draw:line draw:style-name="gr4" draw:text-style-name="P4" draw:layer="layout" svg:x1="12.048cm" svg:y1="1.219cm" svg:x2="12.048cm" svg:y2="1.095cm">
          <text:p/>
        </draw:line>
        <draw:polygon draw:style-name="gr3" draw:text-style-name="P3" draw:layer="layout" svg:width="0cm" svg:height="0.123cm" svg:x="11.389cm" svg:y="1.095cm" svg:viewBox="0 0 0 124" draw:points="0,124 0,0">
          <text:p/>
        </draw:polygon>
        <draw:line draw:style-name="gr4" draw:text-style-name="P4" draw:layer="layout" svg:x1="11.389cm" svg:y1="1.219cm" svg:x2="11.389cm" svg:y2="1.095cm">
          <text:p/>
        </draw:line>
        <draw:polygon draw:style-name="gr3" draw:text-style-name="P3" draw:layer="layout" svg:width="0cm" svg:height="0.123cm" svg:x="10.918cm" svg:y="1.095cm" svg:viewBox="0 0 0 124" draw:points="0,124 0,0">
          <text:p/>
        </draw:polygon>
        <draw:line draw:style-name="gr4" draw:text-style-name="P4" draw:layer="layout" svg:x1="10.918cm" svg:y1="1.219cm" svg:x2="10.918cm" svg:y2="1.095cm">
          <text:p/>
        </draw:line>
        <draw:polygon draw:style-name="gr3" draw:text-style-name="P3" draw:layer="layout" svg:width="0cm" svg:height="0.123cm" svg:x="12.048cm" svg:y="1.095cm" svg:viewBox="0 0 0 124" draw:points="0,124 0,0">
          <text:p/>
        </draw:polygon>
        <draw:line draw:style-name="gr4" draw:text-style-name="P4" draw:layer="layout" svg:x1="12.048cm" svg:y1="1.219cm" svg:x2="12.048cm" svg:y2="1.095cm">
          <text:p/>
        </draw:line>
        <draw:frame draw:style-name="gr5" draw:text-style-name="P6" draw:layer="layout" svg:width="0.675cm" svg:height="0.412cm" svg:x="10.582cm" svg:y="0.572cm">
          <draw:text-box>
            <text:p text:style-name="P5"><text:span text:style-name="T2">129</text:span></text:p>
          </draw:text-box>
        </draw:frame>
        <draw:polygon draw:style-name="gr3" draw:text-style-name="P3" draw:layer="layout" svg:width="0cm" svg:height="0.123cm" svg:x="11.766cm" svg:y="1.095cm" svg:viewBox="0 0 0 124" draw:points="0,124 0,0">
          <text:p/>
        </draw:polygon>
        <draw:line draw:style-name="gr4" draw:text-style-name="P4" draw:layer="layout" svg:x1="11.766cm" svg:y1="1.219cm" svg:x2="11.766cm" svg:y2="1.095cm">
          <text:p/>
        </draw:line>
        <draw:line draw:style-name="gr8" draw:text-style-name="P4" draw:layer="layout" svg:x1="1.905cm" svg:y1="8.89cm" svg:x2="1.905cm" svg:y2="1.219cm">
          <text:p/>
        </draw:line>
        <draw:line draw:style-name="gr8" draw:text-style-name="P4" draw:layer="layout" svg:x1="13.716cm" svg:y1="8.89cm" svg:x2="13.716cm" svg:y2="1.219cm">
          <text:p/>
        </draw:line>
        <draw:line draw:style-name="gr8" draw:text-style-name="P4" draw:layer="layout" svg:x1="1.905cm" svg:y1="8.89cm" svg:x2="13.716cm" svg:y2="8.89cm">
          <text:p/>
        </draw:line>
        <draw:line draw:style-name="gr8" draw:text-style-name="P4" draw:layer="layout" svg:x1="1.905cm" svg:y1="1.219cm" svg:x2="13.716cm" svg:y2="1.219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5.2$Linux_X86_64 LibreOffice_project/30$Build-2</meta:generator>
    <dc:date>2022-08-19T14:01:09.018804958</dc:date>
    <meta:editing-duration>PT23S</meta:editing-duration>
    <meta:editing-cycles>1</meta:editing-cycles>
    <meta:document-statistic meta:object-count="82"/>
  </office:meta>
</office:document-meta>
</file>